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 roman" svg:font-family="'Time roman'"/>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133e62" officeooo:paragraph-rsid="00133e62" style:font-size-asian="17.5pt" style:font-weight-asian="bold" style:font-size-complex="20pt" style:font-weight-complex="bold"/>
    </style:style>
    <style:style style:name="P2" style:family="paragraph" style:parent-style-name="Standard">
      <style:text-properties fo:font-size="20pt" fo:font-weight="bold" officeooo:rsid="0019de8c" officeooo:paragraph-rsid="0019de8c" style:font-size-asian="17.5pt" style:font-weight-asian="bold" style:font-size-complex="20pt" style:font-weight-complex="bold"/>
    </style:style>
    <style:style style:name="P3" style:family="paragraph" style:parent-style-name="Standard">
      <style:text-properties fo:font-size="16pt" fo:font-weight="bold" officeooo:rsid="00133e62" officeooo:paragraph-rsid="00133e62" style:font-size-asian="14pt" style:font-weight-asian="bold" style:font-size-complex="16pt" style:font-weight-complex="bold"/>
    </style:style>
    <style:style style:name="P4" style:family="paragraph" style:parent-style-name="Standard">
      <style:text-properties fo:font-size="16pt" fo:font-weight="bold" officeooo:rsid="0019de8c" officeooo:paragraph-rsid="0019de8c" style:font-size-asian="14pt" style:font-weight-asian="bold" style:font-size-complex="16pt" style:font-weight-complex="bold"/>
    </style:style>
    <style:style style:name="P5" style:family="paragraph" style:parent-style-name="Standard">
      <style:text-properties fo:font-size="16pt" fo:font-weight="normal" officeooo:rsid="00133e62" officeooo:paragraph-rsid="00133e62" style:font-size-asian="14pt" style:font-weight-asian="normal" style:font-size-complex="16pt" style:font-weight-complex="normal"/>
    </style:style>
    <style:style style:name="P6" style:family="paragraph" style:parent-style-name="Standard">
      <style:text-properties fo:font-size="16pt" fo:font-weight="normal" officeooo:rsid="00133e62" officeooo:paragraph-rsid="00182df6" style:font-size-asian="14pt" style:font-weight-asian="normal" style:font-size-complex="16pt" style:font-weight-complex="normal"/>
    </style:style>
    <style:style style:name="P7" style:family="paragraph" style:parent-style-name="Standard">
      <style:text-properties fo:font-size="16pt" fo:font-weight="normal" officeooo:rsid="00133e62" officeooo:paragraph-rsid="0019de8c" style:font-size-asian="14pt" style:font-weight-asian="normal" style:font-size-complex="16pt" style:font-weight-complex="normal"/>
    </style:style>
    <style:style style:name="P8" style:family="paragraph" style:parent-style-name="Standard">
      <style:text-properties fo:font-size="16pt" fo:font-weight="normal" officeooo:rsid="0019de8c" officeooo:paragraph-rsid="0019de8c" style:font-size-asian="14pt" style:font-weight-asian="normal" style:font-size-complex="16pt" style:font-weight-complex="normal"/>
    </style:style>
    <style:style style:name="P9" style:family="paragraph" style:parent-style-name="Standard">
      <style:text-properties fo:font-size="16pt" fo:font-weight="normal" officeooo:rsid="001af14a" officeooo:paragraph-rsid="001af14a" style:font-size-asian="14pt" style:font-weight-asian="normal" style:font-size-complex="16pt" style:font-weight-complex="normal"/>
    </style:style>
    <style:style style:name="P10" style:family="paragraph" style:parent-style-name="Standard">
      <style:text-properties fo:font-size="16pt" fo:font-weight="normal" officeooo:rsid="001c4696" officeooo:paragraph-rsid="001c4696" style:font-size-asian="14pt" style:font-weight-asian="normal" style:font-size-complex="16pt" style:font-weight-complex="normal"/>
    </style:style>
    <style:style style:name="P11" style:family="paragraph" style:parent-style-name="Standard">
      <style:text-properties fo:font-size="16pt" fo:font-weight="normal" officeooo:rsid="001dce20" officeooo:paragraph-rsid="001dce20" style:font-size-asian="14pt" style:font-weight-asian="normal" style:font-size-complex="16pt" style:font-weight-complex="normal"/>
    </style:style>
    <style:style style:name="P12" style:family="paragraph" style:parent-style-name="Standard">
      <style:text-properties fo:font-size="16pt" style:text-underline-style="solid" style:text-underline-width="auto" style:text-underline-color="font-color" fo:font-weight="bold" officeooo:rsid="001af14a" officeooo:paragraph-rsid="001af14a" style:font-size-asian="14pt" style:font-weight-asian="bold" style:font-size-complex="16pt" style:font-weight-complex="bold"/>
    </style:style>
    <style:style style:name="P13" style:family="paragraph" style:parent-style-name="Standard">
      <style:text-properties officeooo:paragraph-rsid="001ddea4"/>
    </style:style>
    <style:style style:name="P14" style:family="paragraph" style:parent-style-name="Standard">
      <style:text-properties fo:font-size="12pt" fo:font-style="normal" fo:font-weight="bold" officeooo:rsid="001e93f8" officeooo:paragraph-rsid="001e93f8" style:font-size-asian="10.5pt" style:font-style-asian="normal" style:font-weight-asian="bold" style:font-size-complex="12pt" style:font-style-complex="normal" style:font-weight-complex="bold"/>
    </style:style>
    <style:style style:name="P15" style:family="paragraph" style:parent-style-name="Standard">
      <style:text-properties fo:font-style="italic" officeooo:rsid="001e93f8" officeooo:paragraph-rsid="001e93f8" style:font-style-asian="italic" style:font-style-complex="italic"/>
    </style:style>
    <style:style style:name="P16" style:family="paragraph" style:parent-style-name="Standard">
      <style:paragraph-properties fo:text-align="start" style:justify-single-word="false"/>
      <style:text-properties fo:font-size="16pt" style:text-underline-style="none" fo:font-weight="normal" officeooo:rsid="001af14a" officeooo:paragraph-rsid="001af14a" style:font-size-asian="14pt" style:font-weight-asian="normal" style:font-size-complex="16pt" style:font-weight-complex="normal"/>
    </style:style>
    <style:style style:name="P17" style:family="paragraph" style:parent-style-name="Standard" style:list-style-name="List_20_1">
      <style:text-properties fo:font-size="16pt" fo:font-weight="normal" officeooo:rsid="001af14a" officeooo:paragraph-rsid="001af14a" style:font-size-asian="14pt" style:font-weight-asian="normal" style:font-size-complex="16pt" style:font-weight-complex="normal"/>
    </style:style>
    <style:style style:name="P18" style:family="paragraph" style:parent-style-name="Standard" style:list-style-name="List_20_1">
      <style:text-properties fo:font-size="16pt" fo:font-weight="normal" officeooo:rsid="001c4696" officeooo:paragraph-rsid="001c4696" style:font-size-asian="14pt" style:font-weight-asian="normal" style:font-size-complex="16pt" style:font-weight-complex="normal"/>
    </style:style>
    <style:style style:name="P19" style:family="paragraph" style:parent-style-name="Standard">
      <style:text-properties fo:font-size="12pt" style:text-underline-style="none" fo:font-weight="normal" officeooo:rsid="001ddea4" officeooo:paragraph-rsid="001ddea4" style:font-size-asian="10.5pt" style:font-weight-asian="normal" style:font-size-complex="12pt" style:font-weight-complex="normal"/>
    </style:style>
    <style:style style:name="P20" style:family="paragraph" style:parent-style-name="Standard" style:list-style-name="List_20_1">
      <style:text-properties fo:font-size="12pt" style:text-underline-style="none" fo:font-weight="normal" officeooo:rsid="001ddea4" officeooo:paragraph-rsid="001ddea4" style:font-size-asian="10.5pt" style:font-weight-asian="normal" style:font-size-complex="12pt" style:font-weight-complex="normal"/>
    </style:style>
    <style:style style:name="P21" style:family="paragraph" style:parent-style-name="Standard" style:list-style-name="List_20_1">
      <style:text-properties fo:font-size="12pt" fo:font-style="normal" style:text-underline-style="none" fo:font-weight="normal" officeooo:rsid="001ddea4" officeooo:paragraph-rsid="001ddea4"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1ddea4" officeooo:paragraph-rsid="001ddea4" style:font-size-asian="10.5pt" style:font-style-asian="normal" style:font-weight-asian="normal" style:font-size-complex="12pt" style:font-style-complex="normal" style:font-weight-complex="normal"/>
    </style:style>
    <style:style style:name="P23" style:family="paragraph" style:parent-style-name="Standard" style:list-style-name="List_20_1">
      <style:text-properties fo:font-size="12pt" fo:font-style="normal" style:text-underline-style="none" fo:font-weight="normal" officeooo:rsid="001e83c1" officeooo:paragraph-rsid="001e83c1" style:font-size-asian="10.5pt" style:font-style-asian="normal" style:font-weight-asian="normal" style:font-size-complex="12pt" style:font-style-complex="normal" style:font-weight-complex="normal"/>
    </style:style>
    <style:style style:name="P24" style:family="paragraph" style:parent-style-name="Standard" style:list-style-name="List_20_1">
      <style:text-properties fo:font-size="12pt" fo:font-style="normal" style:text-underline-style="none" fo:font-weight="normal" officeooo:rsid="001e93f8" officeooo:paragraph-rsid="001e83c1"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1f7acd" officeooo:paragraph-rsid="001f7acd" style:font-size-asian="10.5pt" style:font-style-asian="normal" style:font-weight-asian="normal" style:font-size-complex="12pt" style:font-style-complex="normal" style:font-weight-complex="normal"/>
    </style:style>
    <style:style style:name="P26" style:family="paragraph" style:parent-style-name="Standard" style:list-style-name="List_20_1">
      <style:text-properties fo:font-size="12pt" fo:font-style="italic" style:text-underline-style="none" fo:font-weight="bold" officeooo:rsid="001ddea4" officeooo:paragraph-rsid="001ddea4" style:font-size-asian="10.5pt" style:font-style-asian="italic" style:font-weight-asian="bold" style:font-size-complex="12pt" style:font-style-complex="italic" style:font-weight-complex="bold"/>
    </style:style>
    <style:style style:name="P27" style:family="paragraph" style:parent-style-name="Standard">
      <style:text-properties fo:font-size="18pt" fo:font-style="normal" style:text-underline-style="none" fo:font-weight="bold" officeooo:rsid="001ddea4" officeooo:paragraph-rsid="001ddea4" style:font-size-asian="15.75pt" style:font-style-asian="normal" style:font-weight-asian="bold" style:font-size-complex="18pt" style:font-style-complex="normal" style:font-weight-complex="bold"/>
    </style:style>
    <style:style style:name="P28" style:family="paragraph" style:parent-style-name="Standard" style:list-style-name="List_20_1">
      <style:text-properties fo:font-size="18pt" fo:font-style="normal" style:text-underline-style="none" fo:font-weight="bold" officeooo:rsid="001e83c1" officeooo:paragraph-rsid="001e83c1" style:font-size-asian="18pt" style:font-style-asian="normal" style:font-weight-asian="bold" style:font-size-complex="18pt" style:font-style-complex="normal" style:font-weight-complex="bold"/>
    </style:style>
    <style:style style:name="P29" style:family="paragraph" style:parent-style-name="Standard">
      <style:text-properties fo:font-size="18pt" fo:font-style="normal" style:text-underline-style="none" fo:font-weight="bold" officeooo:rsid="001e83c1" officeooo:paragraph-rsid="001e83c1" style:font-size-asian="18pt" style:font-style-asian="normal" style:font-weight-asian="bold" style:font-size-complex="18pt" style:font-style-complex="normal" style:font-weight-complex="bold"/>
    </style:style>
    <style:style style:name="P30" style:family="paragraph" style:parent-style-name="Standard">
      <style:text-properties fo:font-size="18pt" fo:font-style="normal" style:text-underline-style="none" fo:font-weight="bold" officeooo:rsid="001e93f8" officeooo:paragraph-rsid="001e93f8" style:font-size-asian="18pt" style:font-style-asian="normal" style:font-weight-asian="bold" style:font-size-complex="18pt" style:font-style-complex="normal" style:font-weight-complex="bold"/>
    </style:style>
    <style:style style:name="P31" style:family="paragraph" style:parent-style-name="Standard" style:list-style-name="List_20_1">
      <style:text-properties fo:font-size="13pt" fo:font-style="italic" officeooo:rsid="001e83c1" officeooo:paragraph-rsid="001e83c1" style:font-size-asian="11.3500003814697pt" style:font-style-asian="italic" style:font-size-complex="13pt" style:font-style-complex="italic"/>
    </style:style>
    <style:style style:name="P32" style:family="paragraph" style:parent-style-name="Standard">
      <style:text-properties fo:font-size="13pt" fo:font-style="normal" style:text-underline-style="none" fo:font-weight="normal" officeooo:rsid="001e93f8" officeooo:paragraph-rsid="001e93f8" style:font-size-asian="11.3500003814697pt" style:font-style-asian="normal" style:font-weight-asian="normal" style:font-size-complex="13pt" style:font-style-complex="normal" style:font-weight-complex="normal"/>
    </style:style>
    <style:style style:name="P33" style:family="paragraph" style:parent-style-name="Standard">
      <style:text-properties fo:font-size="20pt" fo:font-weight="bold" officeooo:rsid="00133e62" officeooo:paragraph-rsid="00133e62" style:font-size-asian="17.5pt" style:font-weight-asian="bold" style:font-size-complex="20pt" style:font-weight-complex="bold"/>
    </style:style>
    <style:style style:name="P34" style:family="paragraph">
      <style:paragraph-properties style:writing-mode="lr-tb"/>
      <style:text-properties fo:font-size="12pt"/>
    </style:style>
    <style:style style:name="P35" style:family="paragraph">
      <style:paragraph-properties style:writing-mode="lr-tb"/>
    </style:style>
    <style:style style:name="P36" style:family="paragraph">
      <style:paragraph-properties style:writing-mode="lr-tb"/>
      <style:text-properties fo:font-size="9pt" style:font-size-asian="9pt" style:font-size-complex="9pt"/>
    </style:style>
    <style:style style:name="P37" style:family="paragraph">
      <style:text-properties fo:font-size="12pt"/>
    </style:style>
    <style:style style:name="P38" style:family="paragraph">
      <style:paragraph-properties style:writing-mode="lr-tb"/>
      <style:text-properties fo:font-size="7pt" style:font-size-asian="7pt" style:font-size-complex="7pt"/>
    </style:style>
    <style:style style:name="P39" style:family="paragraph">
      <style:paragraph-properties style:writing-mode="lr-tb"/>
      <style:text-properties fo:font-size="16pt" style:font-size-asian="16pt" style:font-size-complex="16pt"/>
    </style:style>
    <style:style style:name="T1" style:family="text">
      <style:text-properties officeooo:rsid="00137174"/>
    </style:style>
    <style:style style:name="T2" style:family="text">
      <style:text-properties officeooo:rsid="00152385"/>
    </style:style>
    <style:style style:name="T3" style:family="text">
      <style:text-properties officeooo:rsid="00167e32"/>
    </style:style>
    <style:style style:name="T4" style:family="text">
      <style:text-properties officeooo:rsid="00182df6"/>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67e32"/>
    </style:style>
    <style:style style:name="T8" style:family="text">
      <style:text-properties fo:font-size="20pt" fo:font-style="italic" style:text-underline-style="none" fo:font-weight="bold" officeooo:rsid="001dce20" style:font-size-asian="17.5pt" style:font-style-asian="italic" style:font-weight-asian="bold" style:font-size-complex="20pt" style:font-style-complex="italic"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f7acd" style:font-weight-asian="normal" style:font-weight-complex="normal"/>
    </style:style>
    <style:style style:name="T12" style:family="text">
      <style:text-properties style:text-underline-style="none" officeooo:rsid="001ddea4"/>
    </style:style>
    <style:style style:name="T13" style:family="text">
      <style:text-properties style:text-underline-style="none" fo:font-weight="bold" style:font-weight-asian="bold" style:font-weight-complex="bold"/>
    </style:style>
    <style:style style:name="T14" style:family="text">
      <style:text-properties officeooo:rsid="001c4696"/>
    </style:style>
    <style:style style:name="T15" style:family="text">
      <style:text-properties fo:font-size="12pt" style:text-underline-style="none" fo:font-weight="normal" officeooo:rsid="001ddea4" style:font-size-asian="10.5pt" style:font-weight-asian="normal" style:font-size-complex="12pt" style:font-weight-complex="normal"/>
    </style:style>
    <style:style style:name="T1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e93f8"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e83c1" style:font-style-asian="normal" style:font-weight-asian="normal" style:font-style-complex="normal" style:font-weight-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1e93f8" style:font-style-asian="normal" style:font-weight-asian="normal" style:font-style-complex="normal" style:font-weight-complex="normal"/>
    </style:style>
    <style:style style:name="T24" style:family="text">
      <style:text-properties fo:font-size="18pt" style:text-underline-style="none" fo:font-weight="bold" officeooo:rsid="001ddea4" style:font-size-asian="15.75pt" style:font-weight-asian="bold" style:font-size-complex="18pt" style:font-weight-complex="bold"/>
    </style:style>
    <style:style style:name="T25" style:family="text">
      <style:text-properties fo:font-size="18pt" style:text-underline-style="none" fo:font-weight="bold" style:font-size-asian="18pt" style:font-weight-asian="bold" style:font-size-complex="18pt" style:font-weight-complex="bold"/>
    </style:style>
    <style:style style:name="T26" style:family="text">
      <style:text-properties fo:font-size="18pt" style:text-underline-style="none" fo:font-weight="bold" officeooo:rsid="001e83c1" style:font-size-asian="18pt" style:font-weight-asian="bold" style:font-size-complex="18pt" style:font-weight-complex="bold"/>
    </style:style>
    <style:style style:name="T27" style:family="text">
      <style:text-properties fo:font-size="18pt" fo:font-style="normal" style:text-underline-style="none" fo:font-weight="bold" officeooo:rsid="001ddea4" style:font-size-asian="15.75pt" style:font-style-asian="normal" style:font-weight-asian="bold" style:font-size-complex="18pt" style:font-style-complex="normal" style:font-weight-complex="bold"/>
    </style:style>
    <style:style style:name="T28" style:family="text">
      <style:text-properties fo:font-size="18pt" fo:font-style="italic" style:text-underline-style="none" fo:font-weight="bold" officeooo:rsid="001dce20" style:font-size-asian="18pt" style:font-style-asian="italic" style:font-weight-asian="bold" style:font-size-complex="18pt" style:font-style-complex="italic" style:font-weight-complex="bold"/>
    </style:style>
    <style:style style:name="T29" style:family="text">
      <style:text-properties fo:font-size="15pt" fo:font-style="italic" fo:font-weight="bold" style:font-size-asian="15pt" style:font-style-asian="italic" style:font-weight-asian="bold" style:font-size-complex="15pt" style:font-style-complex="italic" style:font-weight-complex="bold"/>
    </style:style>
    <style:style style:name="T30" style:family="text">
      <style:text-properties style:font-name="Time roman"/>
    </style:style>
    <style:style style:name="T31" style:family="text">
      <style:text-properties style:font-name="Yrsa Light"/>
    </style:style>
    <style:style style:name="T32" style:family="text">
      <style:text-properties fo:font-size="12pt"/>
    </style:style>
    <style:style style:name="T33" style:family="text">
      <style:text-properties fo:font-size="16pt" style:font-size-asian="16pt" style:font-size-complex="16pt"/>
    </style:style>
    <style:style style:name="gr1" style:family="graphic">
      <style:graphic-properties draw:textarea-horizontal-align="justify" draw:textarea-vertical-align="middle" draw:auto-grow-height="false" fo:min-height="0.2591in" fo:min-width="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591in" fo:min-width="0.0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02in" fo:min-width="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4173in" fo:min-width="1.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4165in" fo:min-width="1.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4181in" fo:min-width="1.3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1307in" fo:min-width="0.5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307in" fo:min-width="0.5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3854in" fo:min-width="1.020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4063in" fo:min-width="1.020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4071in" fo:min-width="1.031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3866in" fo:min-width="1.386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What is a model? Explain the SMCR model of communication.</text:p>
      <text:p text:style-name="P3"/>
      <text:p text:style-name="P7">Communication is a process in which we create, interpret, develop and negotiate meaning. Communication can be verbal , non verbal or textual. It can be aural visual and even physical. But people <text:s/>with disabilities also communicates through codes, symbol and system of language. Thus communication is collective practice in which people use symbols to generate and interpret meaning. <text:span text:style-name="T1">For understanding of social processes pf communication, scholars have develop several models. </text:span><text:span text:style-name="T2">Sender-Message-channel-Receiver(</text:span><text:span text:style-name="T4">SMCR</text:span><text:span text:style-name="T2">) Model </text:span><text:span text:style-name="T3">is one of them which is an expansion of the Shannon-Weaver model of communication. It was created by Shannon and Weaver’s linear model into clear parts.</text:span></text:p>
      <text:p text:style-name="P7"/>
      <text:p text:style-name="P2"><text:span text:style-name="T7">S</text:span><text:span text:style-name="T6">MCR MODEL OF COMMUNICATION </text:span></text:p>
      <text:p text:style-name="P6"><draw:custom-shape text:anchor-type="paragraph" draw:z-index="0" draw:name="Shape1_1" draw:style-name="gr12" draw:text-style-name="P39" svg:width="1.387in" svg:height="0.387in" svg:x="-0.0063in" svg:y="0.3362in"><text:p text:style-name="P39"><text:span text:style-name="T33">Source</text:span></text:p><draw:enhanced-geometry svg:viewBox="0 0 21600 21600" draw:type="rectangle" draw:enhanced-path="M 0 0 L 21600 0 21600 21600 0 21600 0 0 Z N"/></draw:custom-shape><draw:custom-shape text:anchor-type="paragraph" draw:z-index="1" draw:name="Shape1_3" draw:style-name="gr11" draw:text-style-name="P39" svg:width="1.0315in" svg:height="0.4071in" svg:x="4.1409in" svg:y="0.2736in"><text:p text:style-name="P39"><text:span text:style-name="T33">Channel</text:span></text:p><draw:enhanced-geometry svg:viewBox="0 0 21600 21600" draw:type="rectangle" draw:enhanced-path="M 0 0 L 21600 0 21600 21600 0 21600 0 0 Z N"/></draw:custom-shape><draw:custom-shape text:anchor-type="paragraph" draw:z-index="2" draw:name="Shape1_4" draw:style-name="gr10" draw:text-style-name="P39" svg:width="1.0213in" svg:height="0.4067in" svg:x="5.8689in" svg:y="0.2425in"><text:p text:style-name="P39"><text:span text:style-name="T33">Reciever</text:span></text:p><draw:enhanced-geometry svg:viewBox="0 0 21600 21600" draw:type="rectangle" draw:enhanced-path="M 0 0 L 21600 0 21600 21600 0 21600 0 0 Z N"/></draw:custom-shape><draw:custom-shape text:anchor-type="paragraph" draw:z-index="3" draw:name="Shape1_0" draw:style-name="gr9" draw:text-style-name="P39" svg:width="1.0213in" svg:height="0.3858in" svg:x="2.2543in" svg:y="0.2839in"><text:p text:style-name="P39"><text:span text:style-name="T33">Message</text:span></text:p><draw:enhanced-geometry svg:viewBox="0 0 21600 21600" draw:type="rectangle" draw:enhanced-path="M 0 0 L 21600 0 21600 21600 0 21600 0 0 Z N"/></draw:custom-shape><draw:custom-shape text:anchor-type="paragraph" draw:z-index="4" draw:name="Shape2" draw:style-name="gr7" draw:text-style-name="P38" svg:width="0.6043in" svg:height="0.2606in" svg:x="1.4937in" svg:y="0.36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2_0" draw:style-name="gr8" draw:text-style-name="P37" svg:width="0.6059in" svg:height="0.2614in" svg:x="3.348in" svg:y="0.3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2_1" draw:style-name="gr7" draw:text-style-name="P36" svg:width="0.6043in" svg:height="0.2606in" svg:x="5.2335in" svg:y="0.3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3_4" draw:style-name="gr5" draw:text-style-name="P35" svg:width="1.3232in" svg:height="0.4169in" svg:x="2.098in" svg:y="0.9717in"><text:p text:style-name="P35">Content</text:p><draw:enhanced-geometry svg:viewBox="0 0 21600 21600" draw:type="rectangle" draw:enhanced-path="M 0 0 L 21600 0 21600 21600 0 21600 0 0 Z N"/></draw:custom-shape><draw:custom-shape text:anchor-type="paragraph" draw:z-index="17" draw:name="Shape3_9" draw:style-name="gr5" draw:text-style-name="P35" svg:width="1.3232in" svg:height="0.4169in" svg:x="3.9626in" svg:y="0.9402in"><text:p text:style-name="P35">Hearing</text:p><draw:enhanced-geometry svg:viewBox="0 0 21600 21600" draw:type="rectangle" draw:enhanced-path="M 0 0 L 21600 0 21600 21600 0 21600 0 0 Z N"/></draw:custom-shape><draw:custom-shape text:anchor-type="paragraph" draw:z-index="22" draw:name="Shape3_14" draw:style-name="gr5" draw:text-style-name="P35" svg:width="1.3232in" svg:height="0.4169in" svg:x="5.6709in" svg:y="0.9193in"><text:p text:style-name="P35">Communication</text:p><text:p text:style-name="P35">Skills</text:p><draw:enhanced-geometry svg:viewBox="0 0 21600 21600" draw:type="rectangle" draw:enhanced-path="M 0 0 L 21600 0 21600 21600 0 21600 0 0 Z N"/></draw:custom-shape><draw:custom-shape text:anchor-type="paragraph" draw:z-index="27" draw:name="Shape4" draw:style-name="gr2" svg:width="0.0524in" svg:height="0.2594in" svg:x="0.65in" svg:y="0.7228in"><text:p/><draw:enhanced-geometry svg:viewBox="0 0 21600 21600" draw:type="rectangle" draw:enhanced-path="M 0 0 L 21600 0 21600 21600 0 21600 0 0 Z N"/></draw:custom-shape><draw:custom-shape text:anchor-type="paragraph" draw:z-index="28" draw:name="Shape4_0" draw:style-name="gr3" svg:width="0.063in" svg:height="0.3024in" svg:x="2.6189in" svg:y="0.6693in"><text:p/><draw:enhanced-geometry svg:viewBox="0 0 21600 21600" draw:type="rectangle" draw:enhanced-path="M 0 0 L 21600 0 21600 21600 0 21600 0 0 Z N"/></draw:custom-shape><draw:custom-shape text:anchor-type="paragraph" draw:z-index="29" draw:name="Shape4_1" draw:style-name="gr2" svg:width="0.0524in" svg:height="0.2594in" svg:x="4.4937in" svg:y="0.6807in"><text:p/><draw:enhanced-geometry svg:viewBox="0 0 21600 21600" draw:type="rectangle" draw:enhanced-path="M 0 0 L 21600 0 21600 21600 0 21600 0 0 Z N"/></draw:custom-shape><draw:custom-shape text:anchor-type="paragraph" draw:z-index="30" draw:name="Shape4_2" draw:style-name="gr1" svg:width="0.063in" svg:height="0.2594in" svg:x="6.2437in" svg:y="0.6484in"><text:p/><draw:enhanced-geometry svg:viewBox="0 0 21600 21600" draw:type="rectangle" draw:enhanced-path="M 0 0 L 21600 0 21600 21600 0 21600 0 0 Z N"/></draw:custom-shape><text:s text:c="41"/></text:p>
      <text:p text:style-name="P6"><draw:custom-shape text:anchor-type="paragraph" draw:z-index="7" draw:name="Shape3" draw:style-name="gr6" draw:text-style-name="P34" svg:width="1.3248in" svg:height="0.4185in" svg:x="0.0252in" svg:y="0.0028in"><text:p text:style-name="P34"><text:span text:style-name="T32">Communication</text:span></text:p><text:p text:style-name="P34"><text:span text:style-name="T32">Skills</text:span></text:p><draw:enhanced-geometry svg:viewBox="0 0 21600 21600" draw:type="rectangle" draw:enhanced-path="M 0 0 L 21600 0 21600 21600 0 21600 0 0 Z N"/></draw:custom-shape><text:s text:c="39"/></text:p>
      <text:p text:style-name="P5"><draw:custom-shape text:anchor-type="paragraph" draw:z-index="8" draw:name="Shape3_0" draw:style-name="gr5" draw:text-style-name="P35" svg:width="1.3232in" svg:height="0.4169in" svg:x="0.0146in" svg:y="0.2173in"><text:p text:style-name="P35">Attitude</text:p><draw:enhanced-geometry svg:viewBox="0 0 21600 21600" draw:type="rectangle" draw:enhanced-path="M 0 0 L 21600 0 21600 21600 0 21600 0 0 Z N"/></draw:custom-shape><draw:custom-shape text:anchor-type="paragraph" draw:z-index="13" draw:name="Shape3_5" draw:style-name="gr5" draw:text-style-name="P35" svg:width="1.3232in" svg:height="0.4169in" svg:x="2.1083in" svg:y="0.1957in"><text:p text:style-name="P35">Element</text:p><draw:enhanced-geometry svg:viewBox="0 0 21600 21600" draw:type="rectangle" draw:enhanced-path="M 0 0 L 21600 0 21600 21600 0 21600 0 0 Z N"/></draw:custom-shape><draw:custom-shape text:anchor-type="paragraph" draw:z-index="18" draw:name="Shape3_10" draw:style-name="gr5" draw:text-style-name="P35" svg:width="1.3232in" svg:height="0.4169in" svg:x="3.9626in" svg:y="0.1862in"><text:p text:style-name="P35">Seeing</text:p><draw:enhanced-geometry svg:viewBox="0 0 21600 21600" draw:type="rectangle" draw:enhanced-path="M 0 0 L 21600 0 21600 21600 0 21600 0 0 Z N"/></draw:custom-shape><draw:custom-shape text:anchor-type="paragraph" draw:z-index="23" draw:name="Shape3_15" draw:style-name="gr5" draw:text-style-name="P35" svg:width="1.3232in" svg:height="0.4169in" svg:x="5.6602in" svg:y="0.1965in"><text:p text:style-name="P35">Attitude</text:p><draw:enhanced-geometry svg:viewBox="0 0 21600 21600" draw:type="rectangle" draw:enhanced-path="M 0 0 L 21600 0 21600 21600 0 21600 0 0 Z N"/></draw:custom-shape></text:p>
      <text:p text:style-name="P5"/>
      <text:p text:style-name="P5"><draw:custom-shape text:anchor-type="paragraph" draw:z-index="9" draw:name="Shape3_1" draw:style-name="gr5" draw:text-style-name="P35" svg:width="1.3232in" svg:height="0.4169in" svg:x="0.0146in" svg:y="0.1701in"><text:p text:style-name="P35">Knowledge</text:p><draw:enhanced-geometry svg:viewBox="0 0 21600 21600" draw:type="rectangle" draw:enhanced-path="M 0 0 L 21600 0 21600 21600 0 21600 0 0 Z N"/></draw:custom-shape><draw:custom-shape text:anchor-type="paragraph" draw:z-index="14" draw:name="Shape3_6" draw:style-name="gr5" draw:text-style-name="P35" svg:width="1.3232in" svg:height="0.4169in" svg:x="2.1083in" svg:y="0.1437in"><text:p text:style-name="P35">Treatment</text:p><draw:enhanced-geometry svg:viewBox="0 0 21600 21600" draw:type="rectangle" draw:enhanced-path="M 0 0 L 21600 0 21600 21600 0 21600 0 0 Z N"/></draw:custom-shape><draw:custom-shape text:anchor-type="paragraph" draw:z-index="19" draw:name="Shape3_11" draw:style-name="gr5" draw:text-style-name="P35" svg:width="1.3232in" svg:height="0.4169in" svg:x="3.9626in" svg:y="0.1598in"><text:p text:style-name="P35">Touching</text:p><draw:enhanced-geometry svg:viewBox="0 0 21600 21600" draw:type="rectangle" draw:enhanced-path="M 0 0 L 21600 0 21600 21600 0 21600 0 0 Z N"/></draw:custom-shape><draw:custom-shape text:anchor-type="paragraph" draw:z-index="24" draw:name="Shape3_16" draw:style-name="gr5" draw:text-style-name="P35" svg:width="1.3232in" svg:height="0.4169in" svg:x="5.6398in" svg:y="0.1752in"><text:p text:style-name="P35">Knowledge</text:p><draw:enhanced-geometry svg:viewBox="0 0 21600 21600" draw:type="rectangle" draw:enhanced-path="M 0 0 L 21600 0 21600 21600 0 21600 0 0 Z N"/></draw:custom-shape></text:p>
      <text:p text:style-name="P5"/>
      <text:p text:style-name="P5"><draw:custom-shape text:anchor-type="paragraph" draw:z-index="11" draw:name="Shape3_3" draw:style-name="gr5" draw:text-style-name="P35" svg:width="1.3232in" svg:height="0.4169in" svg:x="-0.0063in" svg:y="0.139in"><text:p text:style-name="P35">Social System</text:p><draw:enhanced-geometry svg:viewBox="0 0 21600 21600" draw:type="rectangle" draw:enhanced-path="M 0 0 L 21600 0 21600 21600 0 21600 0 0 Z N"/></draw:custom-shape><draw:custom-shape text:anchor-type="paragraph" draw:z-index="15" draw:name="Shape3_7" draw:style-name="gr5" draw:text-style-name="P35" svg:width="1.3232in" svg:height="0.4169in" svg:x="2.098in" svg:y="0.0972in"><text:p text:style-name="P35">Structure</text:p><draw:enhanced-geometry svg:viewBox="0 0 21600 21600" draw:type="rectangle" draw:enhanced-path="M 0 0 L 21600 0 21600 21600 0 21600 0 0 Z N"/></draw:custom-shape><draw:custom-shape text:anchor-type="paragraph" draw:z-index="20" draw:name="Shape3_12" draw:style-name="gr5" draw:text-style-name="P35" svg:width="1.3232in" svg:height="0.4169in" svg:x="3.9728in" svg:y="0.1756in"><text:p text:style-name="P35">smelling</text:p><draw:enhanced-geometry svg:viewBox="0 0 21600 21600" draw:type="rectangle" draw:enhanced-path="M 0 0 L 21600 0 21600 21600 0 21600 0 0 Z N"/></draw:custom-shape><draw:custom-shape text:anchor-type="paragraph" draw:z-index="25" draw:name="Shape3_17" draw:style-name="gr4" draw:text-style-name="P34" svg:width="1.324in" svg:height="0.4177in" svg:x="5.6291in" svg:y="0.1492in"><text:p text:style-name="P34"><text:span text:style-name="T32">Social System</text:span></text:p><draw:enhanced-geometry svg:viewBox="0 0 21600 21600" draw:type="rectangle" draw:enhanced-path="M 0 0 L 21600 0 21600 21600 0 21600 0 0 Z N"/></draw:custom-shape></text:p>
      <text:p text:style-name="P5"/>
      <text:p text:style-name="P5"><draw:custom-shape text:anchor-type="paragraph" draw:z-index="10" draw:name="Shape3_2" draw:style-name="gr5" draw:text-style-name="P35" svg:width="1.3232in" svg:height="0.4169in" svg:x="0.0043in" svg:y="0.1173in"><text:p text:style-name="P35">Culture</text:p><draw:enhanced-geometry svg:viewBox="0 0 21600 21600" draw:type="rectangle" draw:enhanced-path="M 0 0 L 21600 0 21600 21600 0 21600 0 0 Z N"/></draw:custom-shape><draw:custom-shape text:anchor-type="paragraph" draw:z-index="21" draw:name="Shape3_13" draw:style-name="gr5" draw:text-style-name="P35" svg:width="1.3232in" svg:height="0.4169in" svg:x="3.9626in" svg:y="0.1437in"><text:p text:style-name="P35">Tasting</text:p><draw:enhanced-geometry svg:viewBox="0 0 21600 21600" draw:type="rectangle" draw:enhanced-path="M 0 0 L 21600 0 21600 21600 0 21600 0 0 Z N"/></draw:custom-shape><draw:custom-shape text:anchor-type="paragraph" draw:z-index="16" draw:name="Shape3_8" draw:style-name="gr4" draw:text-style-name="P34" svg:width="1.324in" svg:height="0.4177in" svg:x="2.0874in" svg:y="0.0563in"><text:p text:style-name="P34"><text:span text:style-name="T32">Code</text:span></text:p><draw:enhanced-geometry svg:viewBox="0 0 21600 21600" draw:type="rectangle" draw:enhanced-path="M 0 0 L 21600 0 21600 21600 0 21600 0 0 Z N"/></draw:custom-shape><draw:custom-shape text:anchor-type="paragraph" draw:z-index="26" draw:name="Shape3_18" draw:style-name="gr4" draw:text-style-name="P34" svg:width="1.324in" svg:height="0.4177in" svg:x="5.6291in" svg:y="0.1335in"><text:p text:style-name="P34"><text:span text:style-name="T32">Culture</text:span></text:p><draw:enhanced-geometry svg:viewBox="0 0 21600 21600" draw:type="rectangle" draw:enhanced-path="M 0 0 L 21600 0 21600 21600 0 21600 0 0 Z N"/></draw:custom-shape></text:p>
      <text:p text:style-name="P5"/>
      <text:p text:style-name="P5"/>
      <text:p text:style-name="P8">This model is not specific to any particular communication. It has many factors under a specific element which are mentioned above:</text:p>
      <text:p text:style-name="P4"><text:soft-page-break/></text:p>
      <text:p text:style-name="P12"><text:span text:style-name="T12">1.</text:span>Source:<text:span text:style-name="T9"> </text:span><text:span text:style-name="T10">Every message is originated from the source.</text:span></text:p>
      <text:p text:style-name="P16"/>
      <text:list xml:id="list6735731" text:style-name="List_20_1">
        <text:list-item>
          <text:p text:style-name="P17">Communication Skills is the skill of any person to communicate with others through different means like writing, speaking, reading and listening.</text:p>
        </text:list-item>
        <text:list-item>
          <text:p text:style-name="P17"><text:span text:style-name="T5">Attitude</text:span> includes your behavior and attitude towards your audience ,subject or any individual. For example teacher’s attitude is to teach and help more while student is to learn more.</text:p>
          <text:p text:style-name="P17"/>
        </text:list-item>
        <text:list-item>
          <text:p text:style-name="P17"><text:span text:style-name="T5">Knowledge</text:span> ;communication also means that how much you have knowledge about a specific topic <text:span text:style-name="T14">or any subject. For instance teacher should have a clear idea about a given topic so that she can deliver the lecture perfectly and students will understand it.</text:span></text:p>
        </text:list-item>
      </text:list>
      <text:p text:style-name="P10"/>
      <text:list xml:id="list205017259840735" text:continue-numbering="true" text:style-name="List_20_1">
        <text:list-item>
          <text:p text:style-name="P18"><text:span text:style-name="T5">Social System</text:span>; The social system includes different aspects of a satiety like values, believes, culture, religion and a general understanding of of society. Like classroom differ from country to country even city to city according to the behavior of people and the way they communicates.</text:p>
          <text:p text:style-name="P18"/>
        </text:list-item>
        <text:list-item>
          <text:p text:style-name="P18"><text:span text:style-name="T5">Culture</text:span> of a particular society also comes under the social system. According to this model for communication above requirements are necessary in proper or adequate proportion.</text:p>
        </text:list-item>
      </text:list>
      <text:p text:style-name="P11"/>
      <text:p text:style-name="P13"><text:span text:style-name="T28">ENCODER:</text:span><text:span text:style-name="T8"> </text:span><text:span text:style-name="T15">The source is referred as encoder because the message is generated here and it is the sender of the message. So the source encodes the message.</text:span></text:p>
      <text:p text:style-name="P19"/>
      <text:p text:style-name="P13"><text:span text:style-name="T24">2.M</text:span><text:span text:style-name="T27">essage</text:span></text:p>
      <text:p text:style-name="P27"/>
      <text:list xml:id="list205017459782719" text:continue-numbering="true" text:style-name="List_20_1">
        <text:list-item>
          <text:p text:style-name="P20"><text:span text:style-name="T29">content</text:span><text:span text:style-name="T19"> ; the body of message from beginning to the end ,consist of its content. For example what ever the teacher teacher’s in class .from beginning to end is the content.</text:span></text:p>
          <text:p text:style-name="P21"/>
        </text:list-item>
        <text:list-item>
          <text:p text:style-name="P26">Element<text:span text:style-name="T20"> ; it includes various things like language, gestures , body language. Any content is accompanied by some elements.</text:span></text:p>
          <text:p text:style-name="P21"/>
        </text:list-item>
        <text:list-item>
          <text:p text:style-name="P26"><text:span text:style-name="T20"><text:s/></text:span>Treatment <text:span text:style-name="T20">refers to the packaging of the message and the way in which you convey your idea or thought or the way in which it is passed or delivered.</text:span></text:p>
          <text:p text:style-name="P21"/>
        </text:list-item>
        <text:list-item>
          <text:p text:style-name="P21">Structure refers to the arrangement of message , the way in which people structure the message into different parts.</text:p>
          <text:p text:style-name="P21"><text:soft-page-break/></text:p>
        </text:list-item>
        <text:list-item>
          <text:p text:style-name="P26"><text:span text:style-name="T20">Code; </text:span><text:span text:style-name="T21">the form and means through which any message is sent. Its for can be language, body language, gestures , music ,etc. Even your culture is code, through which people deliver and receive messages hence communication occurs.</text:span></text:p>
          <text:p text:style-name="P23"/>
          <text:p text:style-name="P28"/>
          <text:p text:style-name="P28">3.Channel</text:p>
          <text:p text:style-name="P28"/>
        </text:list-item>
        <text:list-item>
          <text:p text:style-name="P31"><text:span text:style-name="T13">Hearing;</text:span><text:span text:style-name="T16">using our ears for receiving sound/messages. For example oral transmitted messages</text:span></text:p>
        </text:list-item>
        <text:list-item>
          <text:p text:style-name="P31"><text:span text:style-name="T13">Seeing;</text:span><text:span text:style-name="T18">visual channel for example watching television convey message in a film/movie.</text:span></text:p>
        </text:list-item>
        <text:list-item>
          <text:p text:style-name="P31"><text:span text:style-name="T13">Touching;</text:span><text:span text:style-name="T22">the sense of touch also serve as a channel for communication. We hug our loved ones which </text:span><text:span text:style-name="T23">convey a clear message.</text:span></text:p>
        </text:list-item>
        <text:list-item>
          <text:p text:style-name="P31"><text:span text:style-name="T13">Smelling;</text:span><text:span text:style-name="T16"> </text:span><text:span text:style-name="T17">it is also channel of communication for example we can deduct by smell which food is cooked in our kitchens.</text:span></text:p>
        </text:list-item>
        <text:list-item>
          <text:p text:style-name="P31"><text:span text:style-name="T13">Tasting </text:span><text:span text:style-name="T17">the tongue is organ used to eat and taste food .</text:span></text:p>
          <text:p text:style-name="P24"/>
        </text:list-item>
      </text:list>
      <text:p text:style-name="P15"><text:span text:style-name="T26">D</text:span><text:span text:style-name="T25">ECODER</text:span></text:p>
      <text:p text:style-name="P32">The person who receives the message and he decodes is known as decoder.</text:p>
      <text:p text:style-name="P32"/>
      <text:p text:style-name="P30">4.Receiver</text:p>
      <text:p text:style-name="P30"/>
      <text:p text:style-name="P14"><text:span text:style-name="T11">T</text:span><text:span text:style-name="T10">he receiver should think on the content carefully </text:span><text:span text:style-name="T11">and <text:s/>element of the source. So as to communicate to the sender effectively.</text:span></text:p>
      <text:p text:style-name="P25">According to this model it is concluded that for a perfect or good communication to take place , the source and the receiver on the same level. So that communication will take place properly, Hence the source and receiver should be similar.</text:p>
      <text:p text:style-name="P25">For example if a teacher has very good speaking skills and she can convey message clearly but the audience student have poor listening skills then the communication will not be effective because they are not on the same level. Self imaging is really necessary because it differ from person to person , for communication we should consider the reciever <text:s/>and speak accordingly, give what they want not what you want to deliver. </text:p>
      <text:p text:style-name="P29"/>
      <text:p text:style-name="P29"/>
      <text:p text:style-name="P29"/>
      <text:p text:style-name="P22"/>
      <text:p text:style-name="P11"/>
      <text:p text:style-name="P11"/>
      <text:p text:style-name="P11"/>
      <text:list xml:id="list205016562074865" text:continue-numbering="true" text:style-name="List_20_1">
        <text:list-header>
          <text:p text:style-name="P18"/>
        </text:list-header>
      </text:list>
      <text:p text:style-name="P9"/>
      <text:p text:style-name="P9"/>
      <text:p text:style-name="P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 roman" svg:font-family="'Time roman'"/>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5T14:40:20.189183906</meta:creation-date>
    <dc:date>2021-03-25T20:50:15.884172675</dc:date>
    <meta:editing-duration>PT2H22M41S</meta:editing-duration>
    <meta:editing-cycles>4</meta:editing-cycles>
    <meta:generator>LibreOffice/6.4.6.2$Linux_X86_64 LibreOffice_project/40$Build-2</meta:generator>
    <meta:document-statistic meta:table-count="0" meta:image-count="0" meta:object-count="0" meta:page-count="4" meta:paragraph-count="42" meta:word-count="721" meta:character-count="4400" meta:non-whitespace-character-count="3649"/>
  </office:meta>
</office:document-meta>
</file>